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+User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User_ID</text:p>
          </table:table-cell>
          <table:table-cell office:value-type="string" table:style-name="ce1">
            <text:p>Usernam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UsersActivitie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Activity_ID</text:p>
          </table:table-cell>
          <table:table-cell office:value-type="string" table:style-name="ce3">
            <text:p>User_ID</text:p>
          </table:table-cell>
          <table:table-cell office:value-type="string" table:style-name="ce1">
            <text:p>Activity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ActivitiesIndicator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Indicator_ID</text:p>
          </table:table-cell>
          <table:table-cell office:value-type="string" table:style-name="ce3">
            <text:p>Activity_ID</text:p>
          </table:table-cell>
          <table:table-cell office:value-type="string" table:style-name="ce1">
            <text:p>Indicator</text:p>
          </table:table-cell>
          <table:table-cell office:value-type="string" table:style-name="ce3">
            <text:p>Type_ID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IndicatorsValu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Indicator_ID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Value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Всеволод Пан</dc:creator>
    <meta:creation-date>2018-09-27T22:46:24Z</meta:creation-date>
    <dc:date>2018-10-08T04:54:16Z</dc:date>
    <meta:editing-cycles>2</meta:editing-cycles>
    <meta:editing-duration>PT1063S</meta:editing-duration>
  </office:meta>
</office:document-meta>
</file>